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0b28ac" officeooo:paragraph-rsid="000b28ac"/>
    </style:style>
    <style:style style:name="P2" style:family="paragraph" style:parent-style-name="Text_20_body" style:list-style-name="L1">
      <style:text-properties officeooo:rsid="0009faea" officeooo:paragraph-rsid="0009faea"/>
    </style:style>
    <style:style style:name="P3" style:family="paragraph" style:parent-style-name="Text_20_body" style:list-style-name="L2">
      <style:text-properties officeooo:rsid="000b28ac" officeooo:paragraph-rsid="000b28ac"/>
    </style:style>
    <style:style style:name="P4" style:family="paragraph" style:parent-style-name="Text_20_body" style:list-style-name="L2">
      <style:text-properties officeooo:rsid="000d13a9" officeooo:paragraph-rsid="000d13a9"/>
    </style:style>
    <style:style style:name="P5" style:family="paragraph" style:parent-style-name="Text_20_body" style:list-style-name="L3">
      <style:text-properties officeooo:rsid="000a42c0" officeooo:paragraph-rsid="000a42c0"/>
    </style:style>
    <style:style style:name="P6" style:family="paragraph" style:parent-style-name="Text_20_body" style:list-style-name="L4">
      <style:text-properties officeooo:rsid="000a42c0" officeooo:paragraph-rsid="000a42c0"/>
    </style:style>
    <style:style style:name="P7" style:family="paragraph" style:parent-style-name="Text_20_body" style:list-style-name="L4">
      <style:text-properties fo:color="#ff0000" officeooo:rsid="000a42c0" officeooo:paragraph-rsid="000a42c0"/>
    </style:style>
    <style:style style:name="P8" style:family="paragraph" style:parent-style-name="Text_20_body" style:list-style-name="L4">
      <style:text-properties fo:color="#2a6099" officeooo:rsid="000a42c0" officeooo:paragraph-rsid="000a42c0"/>
    </style:style>
    <style:style style:name="P9" style:family="paragraph" style:parent-style-name="Text_20_body" style:list-style-name="L4">
      <style:text-properties fo:color="#ff860d" officeooo:rsid="000a42c0" officeooo:paragraph-rsid="000a42c0"/>
    </style:style>
    <style:style style:name="P10" style:family="paragraph" style:parent-style-name="Text_20_body">
      <style:text-properties officeooo:rsid="000d812c" officeooo:paragraph-rsid="000d812c"/>
    </style:style>
    <style:style style:name="T1" style:family="text">
      <style:text-properties officeooo:rsid="0009faea"/>
    </style:style>
    <style:style style:name="T2" style:family="text">
      <style:text-properties officeooo:rsid="000a42c0"/>
    </style:style>
    <style:style style:name="T3" style:family="text">
      <style:text-properties officeooo:rsid="000b28ac"/>
    </style:style>
    <style:style style:name="T4" style:family="text">
      <style:text-properties officeooo:rsid="000d13a9"/>
    </style:style>
    <style:style style:name="T5" style:family="text">
      <style:text-properties officeooo:rsid="000d81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dv: Migration auf NgRx</text:h>
      <text:p text:style-name="Text_20_body"/>
      <text:h text:style-name="Heading_20_2" text:outline-level="2"><text:span text:style-name="T1">Laden der </text:span>Konfiguration <text:span text:style-name="T2">(AppModule)</text:span></text:h>
      <text:list xml:id="list724175616" text:style-name="L1">
        <text:list-item>
          <text:p text:style-name="P2">Primär aus environments-Dateien</text:p>
        </text:list-item>
        <text:list-item>
          <text:p text:style-name="P2">Sekundär generiert durch UserConfigService, wobei</text:p>
          <text:list>
            <text:list-item>
              <text:p text:style-name="P2">getConfig =&gt; Erzeugt initialen State</text:p>
            </text:list-item>
            <text:list-item>
              <text:p text:style-name="P2">getQueryFormat =&gt; Lädt einen Teil der Konfiguration als Type QueryFormat</text:p>
            </text:list-item>
          </text:list>
        </text:list-item>
      </text:list>
      <text:h text:style-name="Heading_20_3" text:outline-level="3">Actions</text:h>
      <text:p text:style-name="P1">Keine (wird nach Initialisierung nicht mehr geändert)</text:p>
      <text:h text:style-name="Heading_20_3" text:outline-level="3">Selectors</text:h>
      <text:list xml:id="list2067436267" text:style-name="L2">
        <text:list-item>
          <text:p text:style-name="P3">GetConfiguration</text:p>
          <text:list>
            <text:list-item>
              <text:p text:style-name="P3">GetBasketConfiguration</text:p>
              <text:list>
                <text:list-item>
                  <text:p text:style-name="P3">GetQueryParams</text:p>
                  <text:list>
                    <text:list-item>
                      <text:p text:style-name="P3">GetSortField</text:p>
                    </text:list-item>
                    <text:list-item>
                      <text:p text:style-name="P3">GetSortDir</text:p>
                    </text:list-item>
                    <text:list-item>
                      <text:p text:style-name="P3">GetRows</text:p>
                    </text:list-item>
                  </text:list>
                </text:list-item>
              </text:list>
            </text:list-item>
            <text:list-item>
              <text:p text:style-name="P3">GetQueryParams</text:p>
              <text:list>
                <text:list-item>
                  <text:p text:style-name="P3">GetRows</text:p>
                </text:list-item>
              </text:list>
            </text:list-item>
            <text:list-item>
              <text:p text:style-name="P3">GetFacetFields <text:span text:style-name="T4">(Array / Objekt)</text:span></text:p>
              <text:list>
                <text:list-item>
                  <text:p text:style-name="P4">GetOperators (Array / Objekt)</text:p>
                </text:list-item>
              </text:list>
            </text:list-item>
            <text:list-item>
              <text:p text:style-name="P4">GetFilterFields (Array / Objekt)</text:p>
              <text:list>
                <text:list-item>
                  <text:p text:style-name="P4">GetOptions (Array / Objekt)</text:p>
                </text:list-item>
                <text:list-item>
                  <text:p text:style-name="P4">GetLabel</text:p>
                </text:list-item>
              </text:list>
            </text:list-item>
            <text:list-item>
              <text:p text:style-name="P4">GetRangeFields (Array / Objekt)</text:p>
              <text:list>
                <text:list-item>
                  <text:p text:style-name="P4">GetLabel</text:p>
                </text:list-item>
                <text:list-item>
                  <text:p text:style-name="P4"/>
                </text:list-item>
              </text:list>
            </text:list-item>
          </text:list>
        </text:list-item>
      </text:list>
      <text:h text:style-name="Heading_20_2" text:outline-level="2"><text:soft-page-break/>Laden der Daten <text:span text:style-name="T2">(AppModule)</text:span></text:h>
      <text:h text:style-name="Heading_20_3" text:outline-level="3">Möglichkeiten</text:h>
      <text:list xml:id="list317729300" text:style-name="L3">
        <text:list-item>
          <text:p text:style-name="P5">Enkodierte Suche (in URL)</text:p>
        </text:list-item>
        <text:list-item>
          <text:p text:style-name="P5">Aus localStorage</text:p>
        </text:list-item>
        <text:list-item>
          <text:p text:style-name="P5">Neue Suche</text:p>
        </text:list-item>
      </text:list>
      <text:h text:style-name="Heading_20_3" text:outline-level="3">Actions</text:h>
      <text:list xml:id="list2620789777" text:style-name="L4">
        <text:list-item>
          <text:p text:style-name="P7">UPDATE_QUERY (payload: {query: QueryFormat})</text:p>
        </text:list-item>
        <text:list-item>
          <text:p text:style-name="P8">QUERY_SUCCESS (payload: {response: <text:span text:style-name="T3">any})</text:span></text:p>
        </text:list-item>
        <text:list-item>
          <text:p text:style-name="P9">QUERY_ERROR <text:span text:style-name="T3">(payload: {error: any})</text:span></text:p>
        </text:list-item>
        <text:list-item>
          <text:p text:style-name="P6"/>
        </text:list-item>
      </text:list>
      <text:h text:style-name="Heading_20_2" text:outline-level="2">Formularelemente <text:span text:style-name="T2">(SearchFormModule)</text:span></text:h>
      <text:p text:style-name="Text_20_body"/>
      <text:h text:style-name="Heading_20_2" text:outline-level="2">Merkliste<text:span text:style-name="T5">n</text:span> (SearchFormModule)</text:h>
      <text:p text:style-name="P10">Entity</text:p>
      <text:h text:style-name="Heading_20_2" text:outline-level="2">Gespeicherte Suchen <text:span text:style-name="T5">(SearchFormModule)</text:span></text:h>
      <text:p text:style-name="P10">Entity</text:p>
      <text:h text:style-name="Heading_20_2" text:outline-level="2">Resultateliste <text:span text:style-name="T2">(SearchFormModule)</text:span></text:h>
      <text:p text:style-name="P10">Ent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Liberation Sans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Liberation Sans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57:49.078831476</meta:creation-date>
    <dc:date>2018-10-15T19:16:33.949547727</dc:date>
    <meta:editing-duration>PT12M1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2" meta:paragraph-count="42" meta:word-count="135" meta:character-count="980" meta:non-whitespace-character-count="912"/>
  </office:meta>
</office:document-meta>
</file>